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3916" officeooo:paragraph-rsid="00003916"/>
    </style:style>
    <style:style style:name="P2" style:family="paragraph" style:parent-style-name="Standard" style:list-style-name="L1">
      <style:text-properties officeooo:rsid="00003916" officeooo:paragraph-rsid="00003916"/>
    </style:style>
    <style:style style:name="P3" style:family="paragraph" style:parent-style-name="Standard" style:list-style-name="L1">
      <style:text-properties officeooo:rsid="00020b10" officeooo:paragraph-rsid="00020b10"/>
    </style:style>
    <style:style style:name="P4" style:family="paragraph" style:parent-style-name="Standard" style:list-style-name="L1">
      <style:text-properties officeooo:rsid="0003d525" officeooo:paragraph-rsid="0003d525"/>
    </style:style>
    <style:style style:name="P5" style:family="paragraph" style:parent-style-name="Standard" style:list-style-name="L1">
      <style:text-properties officeooo:rsid="000566b2" officeooo:paragraph-rsid="000566b2"/>
    </style:style>
    <style:style style:name="P6" style:family="paragraph" style:parent-style-name="Standard" style:list-style-name="L1">
      <style:text-properties officeooo:rsid="00071e8e" officeooo:paragraph-rsid="00071e8e"/>
    </style:style>
    <style:style style:name="P7" style:family="paragraph" style:parent-style-name="Standard" style:list-style-name="L1">
      <style:text-properties officeooo:rsid="00077e4c" officeooo:paragraph-rsid="00077e4c"/>
    </style:style>
    <style:style style:name="P8" style:family="paragraph" style:parent-style-name="Standard" style:list-style-name="L1">
      <style:text-properties officeooo:rsid="00085cdd" officeooo:paragraph-rsid="00085cdd"/>
    </style:style>
    <style:style style:name="P9" style:family="paragraph" style:parent-style-name="Standard" style:list-style-name="L1">
      <style:text-properties officeooo:rsid="00088c48" officeooo:paragraph-rsid="00088c48"/>
    </style:style>
    <style:style style:name="P10" style:family="paragraph" style:parent-style-name="Standard" style:list-style-name="L1">
      <style:text-properties officeooo:rsid="00098b91" officeooo:paragraph-rsid="00098b91"/>
    </style:style>
    <style:style style:name="P11" style:family="paragraph" style:parent-style-name="Standard" style:list-style-name="L1">
      <style:text-properties officeooo:rsid="0009b5f3" officeooo:paragraph-rsid="0009b5f3"/>
    </style:style>
    <style:style style:name="P12" style:family="paragraph" style:parent-style-name="Standard" style:list-style-name="L1">
      <style:text-properties officeooo:rsid="000a9048" officeooo:paragraph-rsid="000a9048"/>
    </style:style>
    <style:style style:name="T1" style:family="text">
      <style:text-properties officeooo:rsid="0003d5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1 Exercises</text:p>
      <text:p text:style-name="P1"/>
      <text:list xml:id="list9003022643585712771" text:style-name="L1">
        <text:list-item>
          <text:p text:style-name="P2">Run the "hello, world" program on your system. Experiment</text:p>
          <text:p text:style-name="P2">with leaving out parts of the program, to see what error messages you get. 0</text:p>
        </text:list-item>
        <text:list-item>
          <text:p text:style-name="P2">Exercise 1-2. Experiment to find out what happens when printf's argument</text:p>
          <text:p text:style-name="P2">string contains '\c, where c is some character not listed above</text:p>
        </text:list-item>
        <text:list-item>
          <text:p text:style-name="P3">Modify the temperature conversion program to print a heading</text:p>
          <text:p text:style-name="P3">above the table. 0</text:p>
        </text:list-item>
        <text:list-item>
          <text:p text:style-name="P3">Exercise l-4. Write a program to print the corresponding Celsius to Fahrenheit</text:p>
          <text:p text:style-name="P3">table.</text:p>
        </text:list-item>
        <text:list-item>
          <text:p text:style-name="P4">Verify that the expression getchar ( ) I= EOF is 0 or 1. 0</text:p>
        </text:list-item>
        <text:list-item>
          <text:p text:style-name="P4">Exercise 1-7. Write a program to print the value of EOF.</text:p>
        </text:list-item>
        <text:list-item>
          <text:p text:style-name="P5">Exercise 1-8. Write a program to count blanks, tabs, and newlines. D</text:p>
        </text:list-item>
        <text:list-item>
          <text:p text:style-name="P5">Exercise 1-9. Write a program to copy its input to its output, replacing each</text:p>
          <text:p text:style-name="P5">string of one or more blanks by a single blank. 0</text:p>
        </text:list-item>
        <text:list-item>
          <text:p text:style-name="P5">Exercise 1-10. Write a program to copy its input to its output, replacing each</text:p>
          <text:p text:style-name="P5">tab by \t, each backspace by \b, and each backslash by \\. This makes tabs</text:p>
          <text:p text:style-name="P5">and backspaces visible in an unambiguous way.</text:p>
        </text:list-item>
        <text:list-item>
          <text:p text:style-name="P6">How would you test the word count program? What kinds of</text:p>
          <text:p text:style-name="P6">input are most likely to uncover bugs if there are any? 0</text:p>
        </text:list-item>
        <text:list-item>
          <text:p text:style-name="P6">Exercise 1-12. Write a program that prints its input one word per line.</text:p>
        </text:list-item>
        <text:list-item>
          <text:p text:style-name="P7">Write a program to print a histogram of the lengths of words in</text:p>
          <text:p text:style-name="P7">its input. It is easy to draw the histogram with the bars horizontal; a vertical</text:p>
          <text:p text:style-name="P7">orientation is more challenging. 0</text:p>
        </text:list-item>
        <text:list-item>
          <text:p text:style-name="P7">Exercise l-14. Write a program to print a histogram of the frequencies of dif-</text:p>
          <text:p text:style-name="P7">ferent characters in its input.</text:p>
        </text:list-item>
        <text:list-item>
          <text:p text:style-name="P8">Rewrite the temperature conversion program of Section 1.2 to</text:p>
          <text:p text:style-name="P8">use a function for conversion</text:p>
        </text:list-item>
        <text:list-item>
          <text:p text:style-name="P9">Revise the main routine of the longest-line program so it will</text:p>
          <text:p text:style-name="P9">correctly print the length of arbitrarily long input lines, and as much as possible</text:p>
          <text:p text:style-name="P9">of the text.</text:p>
        </text:list-item>
        <text:list-item>
          <text:p text:style-name="P10">Exercise 1-17. Write a program to print all input lines that are longer than 80</text:p>
          <text:p text:style-name="P10">characters. 0</text:p>
        </text:list-item>
        <text:list-item>
          <text:p text:style-name="P10">Exercise 1-18. Write a program to remove trailing blanks and tabs from each</text:p>
          <text:p text:style-name="P10">line of input, and to delete entirely blank lines. o</text:p>
        </text:list-item>
        <text:list-item>
          <text:p text:style-name="P10">Exercise 1-19. Write a function reverse ( s} that reverses the character</text:p>
          <text:p text:style-name="P10">string s. Use it to write a program that reverses its input a line at a time.</text:p>
        </text:list-item>
        <text:list-item>
          <text:p text:style-name="P12">Exercise 1-20. Write a program detab that replaces tabs in the input with the</text:p>
          <text:p text:style-name="P12">proper number of blanks to space to the next tab stop. Assume a fixed set of</text:p>
          <text:p text:style-name="P12">tab stops, say every n columns. Should n be a variable or a symbolic parame-</text:p>
          <text:p text:style-name="P12">ter?</text:p>
        </text:list-item>
        <text:list-item>
          <text:p text:style-name="P11">Exercise 1-21. Write a program entab that replaces strings of blanks by the</text:p>
          <text:p text:style-name="P11">minimum number of tabs and blanks to achieve the same spacing. Use the</text:p>
          <text:p text:style-name="P11">same tab stops as for detab. When either a tab or a single blank would suffice</text:p>
          <text:p text:style-name="P11">to reach a tab stop, which should be given preference? D</text:p>
        </text:list-item>
        <text:list-item>
          <text:p text:style-name="P11">Exercise 1-22. Write a program to "fold" long input lines into two or more</text:p>
          <text:p text:style-name="P11">shorter lines after the last non-blank character that occurs before the n-th</text:p>
          <text:p text:style-name="P11">column of input. Make sure your program does something intelligent with very</text:p>
          <text:p text:style-name="P11">long lines, and if there are no blanks or tabs before the specified column. D</text:p>
        </text:list-item>
        <text:list-item>
          <text:p text:style-name="P11"><text:soft-page-break/>Exercise 1-23. Write a program to remove all comments from a C program.</text:p>
          <text:p text:style-name="P11">Don't forget to handle quoted strings and character constants properly. C com-</text:p>
          <text:p text:style-name="P11">ments do not nest. D</text:p>
        </text:list-item>
        <text:list-item>
          <text:p text:style-name="P11">Exercise 1-24. Write a program to check a C program for rudimentary syntax</text:p>
          <text:p text:style-name="P11">errors like unbalanced parentheses, brackets and braces. Don't forget about</text:p>
          <text:p text:style-name="P11">quotes, both single and double, escape sequences, and comments. (This pro-</text:p>
          <text:p text:style-name="P11">gram is hard if you do it in full generality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6-09-26T03:50:59.292440130</meta:creation-date>
    <dc:date>2016-09-26T13:29:15.603434553</dc:date>
    <dc:creator>David </dc:creator>
    <meta:editing-duration>PT9H38M10S</meta:editing-duration>
    <meta:editing-cycles>11</meta:editing-cycles>
    <meta:generator>LibreOffice/5.0.6.2$Linux_X86_64 LibreOffice_project/00m0$Build-2</meta:generator>
    <meta:document-statistic meta:table-count="0" meta:image-count="0" meta:object-count="0" meta:page-count="2" meta:paragraph-count="55" meta:word-count="620" meta:character-count="3345" meta:non-whitespace-character-count="2803"/>
  </office:meta>
</office:document-meta>
</file>